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1B016016</text:p>
          </table:table-cell>
          <table:table-cell office:value-type="float" office:value="50223277" calcext:value-type="float">
            <text:p>5022327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17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18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19</text:p>
          </table:table-cell>
          <table:table-cell office:value-type="float" office:value="50204010" calcext:value-type="float">
            <text:p>502040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1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2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5</text:p>
          </table:table-cell>
          <table:table-cell office:value-type="float" office:value="50203312" calcext:value-type="float">
            <text:p>502033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6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7</text:p>
          </table:table-cell>
          <table:table-cell office:value-type="float" office:value="50220769" calcext:value-type="float">
            <text:p>50220769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8</text:p>
          </table:table-cell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29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0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2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4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5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6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8</text:p>
          </table:table-cell>
          <table:table-cell office:value-type="float" office:value="50219805" calcext:value-type="float">
            <text:p>502198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39</text:p>
          </table:table-cell>
          <table:table-cell office:value-type="float" office:value="50203313" calcext:value-type="float">
            <text:p>502033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0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1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2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3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4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6</text:p>
          </table:table-cell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7</text:p>
          </table:table-cell>
          <table:table-cell office:value-type="float" office:value="50201393" calcext:value-type="float">
            <text:p>5020139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8</text:p>
          </table:table-cell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49</text:p>
          </table:table-cell>
          <table:table-cell office:value-type="float" office:value="50202504" calcext:value-type="float">
            <text:p>5020250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0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1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2</text:p>
          </table:table-cell>
          <table:table-cell office:value-type="float" office:value="50219579" calcext:value-type="float">
            <text:p>5021957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3</text:p>
          </table:table-cell>
          <table:table-cell office:value-type="float" office:value="50202502" calcext:value-type="float">
            <text:p>5020250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4</text:p>
          </table:table-cell>
          <table:table-cell office:value-type="float" office:value="50219579" calcext:value-type="float">
            <text:p>5021957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5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7</text:p>
          </table:table-cell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8</text:p>
          </table:table-cell>
          <table:table-cell office:value-type="float" office:value="10210856" calcext:value-type="float">
            <text:p>1021085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59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0</text:p>
          </table:table-cell>
          <table:table-cell office:value-type="float" office:value="50202504" calcext:value-type="float">
            <text:p>5020250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2</text:p>
          </table:table-cell>
          <table:table-cell office:value-type="float" office:value="50222459" calcext:value-type="float">
            <text:p>5022245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3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4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5</text:p>
          </table:table-cell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00:47:07.310827274</meta:creation-date>
    <dc:date>2019-01-19T00:51:47.171518770</dc:date>
    <meta:editing-duration>PT4M40S</meta:editing-duration>
    <meta:editing-cycles>1</meta:editing-cycles>
    <meta:document-statistic meta:table-count="1" meta:cell-count="150" meta:object-count="0"/>
    <meta:generator>LibreOffice/6.1.3.2$MacOSX_X86_64 LibreOffice_project/86daf60bf00efa86ad547e59e09d6bb77c699acb</meta:generator>
  </office:meta>
</office:document-meta>
</file>